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6d1" officeooo:paragraph-rsid="0001d6d1"/>
    </style:style>
    <style:style style:name="P2" style:family="paragraph" style:parent-style-name="Standard" style:list-style-name="L1">
      <style:text-properties officeooo:rsid="0001d6d1" officeooo:paragraph-rsid="0001d6d1"/>
    </style:style>
    <style:style style:name="P3" style:family="paragraph" style:parent-style-name="Standard" style:list-style-name="L1">
      <style:text-properties officeooo:rsid="00036b84" officeooo:paragraph-rsid="00036b84"/>
    </style:style>
    <style:style style:name="P4" style:family="paragraph" style:parent-style-name="Standard">
      <style:text-properties officeooo:rsid="00036b84" officeooo:paragraph-rsid="00036b84"/>
    </style:style>
    <style:style style:name="P5" style:family="paragraph" style:parent-style-name="Standard" style:list-style-name="L3">
      <style:text-properties officeooo:rsid="00036b84" officeooo:paragraph-rsid="00036b84"/>
    </style:style>
    <style:style style:name="T1" style:family="text">
      <style:text-properties officeooo:rsid="00036b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горитъм за предложение на книги</text:p>
      <text:p text:style-name="P1"/>
      <text:p text:style-name="P1">Входни данни:</text:p>
      <text:list xml:id="list1821594826" text:style-name="L1">
        <text:list-item>
          <text:p text:style-name="P2">Класации и оценки на книги от външни източници (chitanka.info)</text:p>
        </text:list-item>
        <text:list-item>
          <text:p text:style-name="P2">Класации и оценки на книги от <text:span text:style-name="T1">всички потребители на приложението</text:span></text:p>
        </text:list-item>
        <text:list-item>
          <text:p text:style-name="P3">Класации, оценки, любими книги и автори, книги, които потребителя иска да прочете.</text:p>
        </text:list-item>
      </text:list>
      <text:p text:style-name="P4">На база на тези данни, алгоритъма ще предлага на потребителя:</text:p>
      <text:list xml:id="list205095294" text:style-name="L3">
        <text:list-item>
          <text:p text:style-name="P5">10 книги, като за всяка, потребителят ще може да дава оценка “да” или “не”, с цел подобряване на предложеният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22:51:16.012633531</meta:creation-date>
    <dc:date>2018-11-23T23:05:32.948156695</dc:date>
    <meta:editing-duration>PT4M6S</meta:editing-duration>
    <meta:editing-cycles>1</meta:editing-cycles>
    <meta:document-statistic meta:table-count="0" meta:image-count="0" meta:object-count="0" meta:page-count="1" meta:paragraph-count="7" meta:word-count="71" meta:character-count="429" meta:non-whitespace-character-count="369"/>
    <meta:generator>LibreOffice/6.1.2.1$Linux_X86_64 LibreOffice_project/10$Build-1</meta:generator>
  </office:meta>
</office:document-meta>
</file>